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3.3465in" table:align="margins"/>
    </style:style>
    <style:style style:name="Таблиця1.A" style:family="table-column">
      <style:table-column-properties style:column-width="1.809in" style:rel-column-width="35426*"/>
    </style:style>
    <style:style style:name="Таблиця1.B" style:family="table-column">
      <style:table-column-properties style:column-width="1.5375in" style:rel-column-width="30109*"/>
    </style:style>
    <style:style style:name="Таблиця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382in" fo:border="0.05pt solid #000000"/>
    </style:style>
    <style:style style:name="Таблиця1.A2" style:family="table-cell">
      <style:table-cell-properties fo:padding="0.0382in" fo:border-left="0.05pt solid #000000" fo:border-right="none" fo:border-top="none" fo:border-bottom="0.05pt solid #000000"/>
    </style:style>
    <style:style style:name="Таблиця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3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44" style:family="paragraph" style:parent-style-name="Standard">
      <style:text-properties fo:font-size="10.5pt" officeooo:paragraph-rsid="0051c3d2" style:font-size-asian="10.5pt" style:font-size-complex="10.5pt"/>
    </style:style>
    <style:style style:name="P45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6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52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3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4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55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56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57" style:family="paragraph" style:parent-style-name="Table_20_Contents">
      <style:text-properties fo:font-size="10.5pt" officeooo:rsid="001bb753" style:font-size-asian="10.5pt" style:font-size-complex="10.5pt"/>
    </style:style>
    <style:style style:name="P58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59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0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1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2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63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64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65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66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67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68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69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70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71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72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73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74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75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76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77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78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79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fo:language="uk" fo:country="UA" officeooo:rsid="00309387"/>
    </style:style>
    <style:style style:name="T4" style:family="text">
      <style:text-properties officeooo:rsid="0018f5c3"/>
    </style:style>
    <style:style style:name="T5" style:family="text">
      <style:text-properties officeooo:rsid="001a01de"/>
    </style:style>
    <style:style style:name="T6" style:family="text">
      <style:text-properties officeooo:rsid="00235e43"/>
    </style:style>
    <style:style style:name="T7" style:family="text">
      <style:text-properties officeooo:rsid="00248c0e"/>
    </style:style>
    <style:style style:name="T8" style:family="text">
      <style:text-properties officeooo:rsid="0051c3d2"/>
    </style:style>
    <style:style style:name="T9" style:family="text">
      <style:text-properties style:font-name="Liberation Serif" fo:language="uk" fo:country="UA" officeooo:rsid="001d9ea9"/>
    </style:style>
    <style:style style:name="T10" style:family="text">
      <style:text-properties style:font-name="Liberation Serif" fo:language="uk" fo:country="UA" officeooo:rsid="0051c3d2"/>
    </style:style>
    <style:style style:name="T11" style:family="text">
      <style:text-properties style:font-name="Liberation Serif" fo:language="uk" fo:country="UA" officeooo:rsid="003102a5"/>
    </style:style>
    <style:style style:name="T12" style:family="text">
      <style:text-properties style:font-name="Liberation Serif" fo:language="uk" fo:country="UA" officeooo:rsid="0032325d"/>
    </style:style>
    <style:style style:name="T13" style:family="text">
      <style:text-properties style:font-name="Liberation Serif" fo:language="uk" fo:country="UA" officeooo:rsid="003377a5"/>
    </style:style>
    <style:style style:name="T14" style:family="text">
      <style:text-properties style:font-name="Liberation Serif" fo:language="uk" fo:country="UA" officeooo:rsid="00347d08"/>
    </style:style>
    <style:style style:name="T15" style:family="text">
      <style:text-properties style:font-name="Liberation Serif" fo:language="uk" fo:country="UA" officeooo:rsid="00342972"/>
    </style:style>
    <style:style style:name="T16" style:family="text">
      <style:text-properties style:font-name="Liberation Serif" officeooo:rsid="003102a5"/>
    </style:style>
    <style:style style:name="T17" style:family="text">
      <style:text-properties style:font-name="Liberation Serif" officeooo:rsid="0032325d"/>
    </style:style>
    <style:style style:name="T18" style:family="text">
      <style:text-properties style:font-name="Liberation Serif" officeooo:rsid="003377a5"/>
    </style:style>
    <style:style style:name="T19" style:family="text">
      <style:text-properties style:font-name="Liberation Serif" officeooo:rsid="00347d08"/>
    </style:style>
    <style:style style:name="T20" style:family="text">
      <style:text-properties style:font-name="Liberation Serif" officeooo:rsid="00342972"/>
    </style:style>
    <style:style style:name="T21" style:family="text">
      <style:text-properties officeooo:rsid="0027b32e"/>
    </style:style>
    <style:style style:name="T22" style:family="text">
      <style:text-properties officeooo:rsid="0029b235"/>
    </style:style>
    <style:style style:name="T23" style:family="text">
      <style:text-properties fo:language="en" fo:country="US" officeooo:rsid="002b7650"/>
    </style:style>
    <style:style style:name="T24" style:family="text">
      <style:text-properties officeooo:rsid="002b7650"/>
    </style:style>
    <style:style style:name="T25" style:family="text">
      <style:text-properties officeooo:rsid="003093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2">diverse</text:p>
          </table:table-cell>
          <table:table-cell table:style-name="Таблиця1.B1" office:value-type="string">
            <text:p text:style-name="P47">відмінний</text:p>
          </table:table-cell>
        </table:table-row>
        <table:table-row>
          <table:table-cell table:style-name="Таблиця1.A2" office:value-type="string">
            <text:p text:style-name="P72">gambling</text:p>
          </table:table-cell>
          <table:table-cell table:style-name="Таблиця1.B2" office:value-type="string">
            <text:p text:style-name="P55">азартні ігри</text:p>
          </table:table-cell>
        </table:table-row>
        <table:table-row>
          <table:table-cell table:style-name="Таблиця1.A2" office:value-type="string">
            <text:p text:style-name="P72">own</text:p>
          </table:table-cell>
          <table:table-cell table:style-name="Таблиця1.B2" office:value-type="string">
            <text:p text:style-name="P55">володіти</text:p>
          </table:table-cell>
        </table:table-row>
        <table:table-row>
          <table:table-cell table:style-name="Таблиця1.A2" office:value-type="string">
            <text:p text:style-name="P72">overcome the limitation of</text:p>
          </table:table-cell>
          <table:table-cell table:style-name="Таблиця1.B2" office:value-type="string">
            <text:p text:style-name="P55">подолати обмеження</text:p>
          </table:table-cell>
        </table:table-row>
        <table:table-row>
          <table:table-cell table:style-name="Таблиця1.A2" office:value-type="string">
            <text:p text:style-name="P72">originally</text:p>
          </table:table-cell>
          <table:table-cell table:style-name="Таблиця1.B2" office:value-type="string">
            <text:p text:style-name="P55">спочатку</text:p>
          </table:table-cell>
        </table:table-row>
        <table:table-row>
          <table:table-cell table:style-name="Таблиця1.A2" office:value-type="string">
            <text:p text:style-name="P72"><text:span text:style-name="T1">а</text:span>rtificial satellite</text:p>
          </table:table-cell>
          <table:table-cell table:style-name="Таблиця1.B2" office:value-type="string">
            <text:p text:style-name="P55">штучний</text:p>
          </table:table-cell>
        </table:table-row>
        <table:table-row>
          <table:table-cell table:style-name="Таблиця1.A2" office:value-type="string">
            <text:p text:style-name="P72">pinpointing</text:p>
          </table:table-cell>
          <table:table-cell table:style-name="Таблиця1.B2" office:value-type="string">
            <text:p text:style-name="P55">точне визначення</text:p>
          </table:table-cell>
        </table:table-row>
        <table:table-row>
          <table:table-cell table:style-name="Таблиця1.A2" office:value-type="string">
            <text:p text:style-name="P72"><text:span text:style-name="T5">t</text:span>his led us</text:p>
          </table:table-cell>
          <table:table-cell table:style-name="Таблиця1.B2" office:value-type="string">
            <text:p text:style-name="P55">це привело нас</text:p>
          </table:table-cell>
        </table:table-row>
        <table:table-row>
          <table:table-cell table:style-name="Таблиця1.A2" office:value-type="string">
            <text:p text:style-name="P72">accurate</text:p>
          </table:table-cell>
          <table:table-cell table:style-name="Таблиця1.B2" office:value-type="string">
            <text:p text:style-name="P55">точний</text:p>
          </table:table-cell>
        </table:table-row>
        <table:table-row>
          <table:table-cell table:style-name="Таблиця1.A2" office:value-type="string">
            <text:p text:style-name="P72">deterrent</text:p>
          </table:table-cell>
          <table:table-cell table:style-name="Таблиця1.B2" office:value-type="string">
            <text:p text:style-name="P55">стримувальний</text:p>
          </table:table-cell>
        </table:table-row>
        <table:table-row>
          <table:table-cell table:style-name="Таблиця1.A2" office:value-type="string">
            <text:p text:style-name="P72">vital</text:p>
          </table:table-cell>
          <table:table-cell table:style-name="Таблиця1.B2" office:value-type="string">
            <text:p text:style-name="P55">життєво важливий</text:p>
          </table:table-cell>
        </table:table-row>
        <table:table-row>
          <table:table-cell table:style-name="Таблиця1.A2" office:value-type="string">
            <text:p text:style-name="P72">essentially</text:p>
          </table:table-cell>
          <table:table-cell table:style-name="Таблиця1.B2" office:value-type="string">
            <text:p text:style-name="P55">по суті</text:p>
          </table:table-cell>
        </table:table-row>
        <table:table-row>
          <table:table-cell table:style-name="Таблиця1.A2" office:value-type="string">
            <text:p text:style-name="P72">surveying</text:p>
          </table:table-cell>
          <table:table-cell table:style-name="Таблиця1.B2" office:value-type="string">
            <text:p text:style-name="P55">геодезія</text:p>
          </table:table-cell>
        </table:table-row>
        <table:table-row>
          <table:table-cell table:style-name="Таблиця1.A2" office:value-type="string">
            <text:p text:style-name="P72">superior</text:p>
          </table:table-cell>
          <table:table-cell table:style-name="Таблиця1.B2" office:value-type="string">
            <text:p text:style-name="P55">чудовий</text:p>
          </table:table-cell>
        </table:table-row>
        <table:table-row>
          <table:table-cell table:style-name="Таблиця1.A2" office:value-type="string">
            <text:p text:style-name="P72">intentional</text:p>
          </table:table-cell>
          <table:table-cell table:style-name="Таблиця1.B2" office:value-type="string">
            <text:p text:style-name="P55">навмисний</text:p>
          </table:table-cell>
        </table:table-row>
        <table:table-row>
          <table:table-cell table:style-name="Таблиця1.A2" office:value-type="string">
            <text:p text:style-name="P72">moreover</text:p>
          </table:table-cell>
          <table:table-cell table:style-name="Таблиця1.B2" office:value-type="string">
            <text:p text:style-name="P55">крім того</text:p>
          </table:table-cell>
        </table:table-row>
        <table:table-row>
          <table:table-cell table:style-name="Таблиця1.A2" office:value-type="string">
            <text:p text:style-name="P72"><text:span text:style-name="T4">h</text:span>e felt sorry <text:span text:style-name="T6">for</text:span></text:p>
          </table:table-cell>
          <table:table-cell table:style-name="Таблиця1.B2" office:value-type="string">
            <text:p text:style-name="P55">йому стало шкода</text:p>
          </table:table-cell>
        </table:table-row>
        <table:table-row>
          <table:table-cell table:style-name="Таблиця1.A2" office:value-type="string">
            <text:p text:style-name="P71">get to </text:p>
          </table:table-cell>
          <table:table-cell table:style-name="Таблиця1.B2" office:value-type="string">
            <text:p text:style-name="P48">дістатися до</text:p>
          </table:table-cell>
        </table:table-row>
        <table:table-row>
          <table:table-cell table:style-name="Таблиця1.A2" office:value-type="string">
            <text:p text:style-name="P70">as soon as</text:p>
          </table:table-cell>
          <table:table-cell table:style-name="Таблиця1.B2" office:value-type="string">
            <text:p text:style-name="P56">як тільки</text:p>
          </table:table-cell>
        </table:table-row>
        <table:table-row>
          <table:table-cell table:style-name="Таблиця1.A2" office:value-type="string">
            <text:p text:style-name="P70">fall in love with</text:p>
          </table:table-cell>
          <table:table-cell table:style-name="Таблиця1.B2" office:value-type="string">
            <text:p text:style-name="P45">закохуватися</text:p>
          </table:table-cell>
        </table:table-row>
        <table:table-row>
          <table:table-cell table:style-name="Таблиця1.A2" office:value-type="string">
            <text:p text:style-name="P70">get lost on</text:p>
          </table:table-cell>
          <table:table-cell table:style-name="Таблиця1.B2" office:value-type="string">
            <text:p text:style-name="P52">загубитися</text:p>
          </table:table-cell>
        </table:table-row>
        <table:table-row>
          <table:table-cell table:style-name="Таблиця1.A2" office:value-type="string">
            <text:p text:style-name="P69">obviously</text:p>
          </table:table-cell>
          <table:table-cell table:style-name="Таблиця1.B2" office:value-type="string">
            <text:p text:style-name="P58">очевидно</text:p>
          </table:table-cell>
        </table:table-row>
        <table:table-row>
          <table:table-cell table:style-name="Таблиця1.A2" office:value-type="string">
            <text:p text:style-name="P69">gradually</text:p>
          </table:table-cell>
          <table:table-cell table:style-name="Таблиця1.B2" office:value-type="string">
            <text:p text:style-name="P58">поступово</text:p>
          </table:table-cell>
        </table:table-row>
        <table:table-row>
          <table:table-cell table:style-name="Таблиця1.A2" office:value-type="string">
            <text:p text:style-name="P69">come up</text:p>
          </table:table-cell>
          <table:table-cell table:style-name="Таблиця1.B2" office:value-type="string">
            <text:p text:style-name="P57">підійти</text:p>
          </table:table-cell>
        </table:table-row>
        <table:table-row>
          <table:table-cell table:style-name="Таблиця1.A2" office:value-type="string">
            <text:p text:style-name="P68">i feel quite frightened</text:p>
          </table:table-cell>
          <table:table-cell table:style-name="Таблиця1.B2" office:value-type="string">
            <text:p text:style-name="P59">я поч<text:span text:style-name="T7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67">since then</text:p>
          </table:table-cell>
          <table:table-cell table:style-name="Таблиця1.B2" office:value-type="string">
            <text:p text:style-name="P60">відтоді</text:p>
          </table:table-cell>
        </table:table-row>
        <table:table-row>
          <table:table-cell table:style-name="Таблиця1.A2" office:value-type="string">
            <text:p text:style-name="P66">get merried</text:p>
          </table:table-cell>
          <table:table-cell table:style-name="Таблиця1.B2" office:value-type="string">
            <text:p text:style-name="P49">одружуватися</text:p>
          </table:table-cell>
        </table:table-row>
        <table:table-row>
          <table:table-cell table:style-name="Таблиця1.A2" office:value-type="string">
            <text:p text:style-name="P65">die away</text:p>
          </table:table-cell>
          <table:table-cell table:style-name="Таблиця1.B2" office:value-type="string">
            <text:p text:style-name="P50">стихати</text:p>
          </table:table-cell>
        </table:table-row>
        <table:table-row>
          <table:table-cell table:style-name="Таблиця1.A2" office:value-type="string">
            <text:p text:style-name="P64">edge out </text:p>
          </table:table-cell>
          <table:table-cell table:style-name="Таблиця1.B2" office:value-type="string">
            <text:p text:style-name="P61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25">видимий пробіл</text:p>
          </table:table-cell>
        </table:table-row>
        <table:table-row>
          <table:table-cell table:style-name="Таблиця1.A2" office:value-type="string">
            <text:p text:style-name="P21"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26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27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28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29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30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31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32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33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34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3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36">так що</text:p>
          </table:table-cell>
        </table:table-row>
        <table:table-row>
          <table:table-cell table:style-name="Таблиця1.A2" office:value-type="string">
            <text:p text:style-name="P3"><text:span text:style-name="T24">i</text:span>n the form mentioned above </text:p>
          </table:table-cell>
          <table:table-cell table:style-name="Таблиця1.B2" office:value-type="string">
            <text:p text:style-name="P37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4">t</text:span>ake a while <text:span text:style-name="T2"><text:tab/><text:tab/><text:tab/></text:span></text:p>
          </table:table-cell>
          <table:table-cell table:style-name="Таблиця1.B2" office:value-type="string">
            <text:p text:style-name="P3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24">розходитися</text:p>
          </table:table-cell>
        </table:table-row>
        <table:table-row>
          <table:table-cell table:style-name="Таблиця1.A2" office:value-type="string">
            <text:p text:style-name="P23"><text:span text:style-name="T23">i</text:span>mpact <text:span text:style-name="T8"><text:tab/><text:tab/><text:tab/></text:span></text:p>
          </table:table-cell>
          <table:table-cell table:style-name="Таблиця1.B2" office:value-type="string">
            <text:p text:style-name="P24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9">occasionally </text:span></text:span><text:span text:style-name="Source_20_Text"><text:span text:style-name="T10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9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as well<text:tab/></text:span></text:span><text:span text:style-name="Source_20_Text"><text:span text:style-name="T10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1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due to the fact that </text:span></text:span><text:span text:style-name="Source_20_Text"><text:span text:style-name="T10"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2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guess </text:span></text:span><text:span text:style-name="Source_20_Text"><text:span text:style-name="T10"><text:tab/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3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9">only </text:span></text:span><text:span text:style-name="Source_20_Text"><text:span text:style-name="T20">a vague idea of smth. </text:span></text:span><text:span text:style-name="Source_20_Text"><text:span text:style-name="T10"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4">тільки </text:span></text:span><text:span text:style-name="Source_20_Text"><text:span text:style-name="T15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25">t</text:span>o no purpose <text:span text:style-name="T2"><text:tab/><text:tab/><text:tab/></text:span></text:p>
          </table:table-cell>
          <table:table-cell table:style-name="Таблиця1.B2" office:value-type="string">
            <text:p text:style-name="P39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9">навмисне</text:p>
          </table:table-cell>
        </table:table-row>
        <table:table-row>
          <table:table-cell table:style-name="Таблиця1.A2" office:value-type="string">
            <text:p text:style-name="P8"><text:span text:style-name="T24">l</text:span>inear in the number of <text:span text:style-name="T2"><text:tab/></text:span></text:p>
          </table:table-cell>
          <table:table-cell table:style-name="Таблиця1.B2" office:value-type="string">
            <text:p text:style-name="P40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41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2">i</text:span>ncurse <text:span text:style-name="T2"><text:tab/><text:tab/><text:tab/></text:span></text:p>
          </table:table-cell>
          <table:table-cell table:style-name="Таблиця1.B2" office:value-type="string">
            <text:p text:style-name="P42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43">накладні витрати</text:p>
          </table:table-cell>
        </table:table-row>
        <table:table-row>
          <table:table-cell table:style-name="Таблиця1.A2" office:value-type="string">
            <text:p text:style-name="P62">inspire</text:p>
          </table:table-cell>
          <table:table-cell table:style-name="Таблиця1.B2" office:value-type="string">
            <text:p text:style-name="P54">надихати</text:p>
          </table:table-cell>
        </table:table-row>
        <table:table-row>
          <table:table-cell table:style-name="Таблиця1.A2" office:value-type="string">
            <text:p text:style-name="P62">be applicable to </text:p>
          </table:table-cell>
          <table:table-cell table:style-name="Таблиця1.B2" office:value-type="string">
            <text:p text:style-name="P52">відноситься до</text:p>
          </table:table-cell>
        </table:table-row>
        <table:table-row>
          <table:table-cell table:style-name="Таблиця1.A2" office:value-type="string">
            <text:p text:style-name="P63">considerations</text:p>
          </table:table-cell>
          <table:table-cell table:style-name="Таблиця1.B2" office:value-type="string">
            <text:p text:style-name="P46">міркування</text:p>
          </table:table-cell>
        </table:table-row>
        <table:table-row>
          <table:table-cell table:style-name="Таблиця1.A2" office:value-type="string">
            <text:p text:style-name="P63">perceive</text:p>
          </table:table-cell>
          <table:table-cell table:style-name="Таблиця1.B2" office:value-type="string">
            <text:p text:style-name="P53">сприймати</text:p>
          </table:table-cell>
        </table:table-row>
        <table:table-row>
          <table:table-cell table:style-name="Таблиця1.A2" office:value-type="string">
            <text:p text:style-name="P63">disappoint</text:p>
          </table:table-cell>
          <table:table-cell table:style-name="Таблиця1.B2" office:value-type="string">
            <text:p text:style-name="P46">розчаровувати</text:p>
          </table:table-cell>
        </table:table-row>
        <table:table-row>
          <table:table-cell table:style-name="Таблиця1.A2" office:value-type="string">
            <text:p text:style-name="P63"><text:span text:style-name="T21">waste</text:span> of time</text:p>
          </table:table-cell>
          <table:table-cell table:style-name="Таблиця1.B2" office:value-type="string">
            <text:p text:style-name="P54">трата часу</text:p>
          </table:table-cell>
        </table:table-row>
        <table:table-row>
          <table:table-cell table:style-name="Таблиця1.A2" office:value-type="string">
            <text:p text:style-name="P73">especially / particularly</text:p>
          </table:table-cell>
          <table:table-cell table:style-name="Таблиця1.B2" office:value-type="string">
            <text:p text:style-name="P51">особливо</text:p>
          </table:table-cell>
        </table:table-row>
        <table:table-row>
          <table:table-cell table:style-name="Таблиця1.A2" office:value-type="string">
            <text:p text:style-name="P74">impression</text:p>
          </table:table-cell>
          <table:table-cell table:style-name="Таблиця1.B2" office:value-type="string">
            <text:p text:style-name="P77">враження</text:p>
          </table:table-cell>
        </table:table-row>
        <table:table-row>
          <table:table-cell table:style-name="Таблиця1.A2" office:value-type="string">
            <text:p text:style-name="P75">in particular</text:p>
          </table:table-cell>
          <table:table-cell table:style-name="Таблиця1.B2" office:value-type="string">
            <text:p text:style-name="P78">зокрема</text:p>
          </table:table-cell>
        </table:table-row>
        <table:table-row>
          <table:table-cell table:style-name="Таблиця1.A2" office:value-type="string">
            <text:p text:style-name="P76">indeed</text:p>
          </table:table-cell>
          <table:table-cell table:style-name="Таблиця1.B2" office:value-type="string">
            <text:p text:style-name="P79">дійсно</text:p>
          </table:table-cell>
        </table:table-row>
        <table:table-row>
          <table:table-cell table:style-name="Таблиця1.A2" office:value-type="string">
            <text:p text:style-name="P76">substitute</text:p>
          </table:table-cell>
          <table:table-cell table:style-name="Таблиця1.B2" office:value-type="string">
            <text:p text:style-name="P79">замінник</text:p>
          </table:table-cell>
        </table:table-row>
        <table:table-row>
          <table:table-cell table:style-name="Таблиця1.A2" office:value-type="string">
            <text:p text:style-name="P76">false impression</text:p>
          </table:table-cell>
          <table:table-cell table:style-name="Таблиця1.B2" office:value-type="string">
            <text:p text:style-name="P79">оманливе враження</text:p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17T18:00:14.741000000</dc:date>
    <meta:editing-duration>PT3H54M44S</meta:editing-duration>
    <meta:editing-cycles>39</meta:editing-cycles>
    <meta:generator>LibreOffice/5.2.6.2$Windows_X86_64 LibreOffice_project/a3100ed2409ebf1c212f5048fbe377c281438fdc</meta:generator>
    <meta:print-date>2017-03-17T07:56:00.505000000</meta:print-date>
    <meta:document-statistic meta:table-count="1" meta:image-count="0" meta:object-count="0" meta:page-count="2" meta:paragraph-count="136" meta:word-count="236" meta:character-count="1594" meta:non-whitespace-character-count="1383"/>
  </office:meta>
</office:document-meta>
</file>